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646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4"/>
        <table:table-column table:style-name="co2" table:default-cell-style-name="ce5"/>
        <table:table-column table:style-name="co2" table:number-columns-repeated="16378" table:default-cell-style-name="ce4"/>
        <table:table-column table:style-name="co3" table:default-cell-style-name="ce4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art Date</text:p>
          </table:table-cell>
          <table:table-cell table:style-name="ce5" office:value-type="date" office:date-value="2025-10-01" calcext:value-type="date">
            <text:p>10/01/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urs/Week</text:p>
          </table:table-cell>
          <table:table-cell office:value-type="float" office:value="40" calcext:value-type="float">
            <text:p>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ys off</text:p>
          </table:table-cell>
          <table:table-cell table:formula="of:=14" office:value-type="float" office:value="14" calcext:value-type="float">
            <text:p>14</text:p>
          </table:table-cell>
          <table:table-cell office:value-type="string" calcext:value-type="string">
            <text:p>(Dec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urses</text:p>
          </table:table-cell>
          <table:table-cell table:style-name="ce6" office:value-type="string" calcext:value-type="string">
            <text:p>Weeks</text:p>
          </table:table-cell>
          <table:table-cell table:style-name="ce6" office:value-type="string" calcext:value-type="string">
            <text:p>Hours/Week</text:p>
          </table:table-cell>
          <table:table-cell table:style-name="ce7" office:value-type="string" calcext:value-type="string">
            <text:p>Estimate</text:p>
          </table:table-cell>
          <table:table-cell table:style-name="ce7" office:value-type="string" calcext:value-type="string">
            <text:p>End Date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6" table:number-columns-repeated="3"/>
          <table:table-cell table:number-columns-repeated="16380"/>
        </table:table-row>
        <table:table-row table:style-name="ro1">
          <table:table-cell table:style-name="ce2" office:value-type="string" calcext:value-type="string">
            <text:p>MA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5" table:formula="of:=[.B2]+([.B9]*[.C9]/[.$B$3]*7)" office:value-type="date" office:date-value="2025-10-29" calcext:value-type="date">
            <text:p>10/29/25</text:p>
          </table:table-cell>
          <table:table-cell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e-Algebr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5" table:formula="of:=[.E9]+([.B10]*[.C10]/[.$B$3]*7)" office:value-type="date" office:date-value="2025-10-18T16:48:00" calcext:value-type="date">
            <text:p>10/18/25</text:p>
          </table:table-cell>
          <table:table-cell office:value-type="date" office:date-value="2025-10-09" calcext:value-type="date">
            <text:p>10/09/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gebra 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5" table:formula="of:=[.E10]+([.B11]*[.C11]/[.$B$3]*7)" office:value-type="date" office:date-value="2025-11-04T14:24:00" calcext:value-type="date">
            <text:p>11/04/25</text:p>
          </table:table-cell>
          <table:table-cell office:value-type="date" office:date-value="2025-10-28" calcext:value-type="date">
            <text:p>10/28/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ometry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ce5" table:formula="of:=[.E11]+([.B12]*[.C12]/[.$B$3]*7)" office:value-type="date" office:date-value="2025-12-02" calcext:value-type="date">
            <text:p>12/02/25</text:p>
          </table:table-cell>
          <table:table-cell office:value-type="date" office:date-value="2025-12-11" calcext:value-type="date">
            <text:p>12/11/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gebra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style-name="ce5" table:formula="of:=[.E12]+([.B13]*[.C13]/[.$B$3]*7)+[.B4]" office:value-type="date" office:date-value="2026-02-02T04:48:00" calcext:value-type="date">
            <text:p>02/02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igonomet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5" table:formula="of:=[.D13]+([.B14]*[.C14]/[.$B$3]*7)" office:value-type="date" office:date-value="2026-02-27T09:36:00" calcext:value-type="date">
            <text:p>02/27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ecalculus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5" table:formula="of:=[.D14]+([.B15]*[.C15]/[.$B$3]*7)" office:value-type="date" office:date-value="2026-04-09T08:24:00" calcext:value-type="date">
            <text:p>04/09/2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Intro C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troduction to Computer Science and Programming using Python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5" table:formula="of:=[.D15]+([.B18]*[.C18]/[.$B$3]*7)" office:value-type="date" office:date-value="2026-04-28T22:48:00" calcext:value-type="date">
            <text:p>04/28/26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Core math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Calculus 1A: Differentiation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5" table:formula="of:=[.D18]+([.B21]*[.C21]/[.$B$3]*7)" office:value-type="date" office:date-value="2026-05-17T03:36:00" calcext:value-type="date">
            <text:p>05/17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culus 1B: Integratio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5" table:formula="of:=[.D21]+([.B22]*[.C22]/[.$B$3]*7)" office:value-type="date" office:date-value="2026-06-04T08:24:00" calcext:value-type="date">
            <text:p>06/04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culus 1C: Coordinate Systems &amp; Infinite Seri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table:formula="of:=[.D22]+([.B23]*[.C23]/[.$B$3]*7)" office:value-type="date" office:date-value="2026-06-12T18:00:00" calcext:value-type="date">
            <text:p>06/12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thematics for Computer Science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5" table:formula="of:=[.D23]+([.B24]*[.C24]/[.$B$3]*7)" office:value-type="date" office:date-value="2026-06-24T03:00:00" calcext:value-type="date">
            <text:p>06/24/26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AP Physics C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2">
          <table:table-cell office:value-type="string" calcext:value-type="string">
            <text:p>Classical Mechanics (<text:a xlink:href="https://ocw.mit.edu/courses/8-01sc" xlink:type="simple">https://ocw.mit.edu/courses/8-01sc</text:a>-classical-mechanics-fall-2016/) (check for missing videos: https://www.youtube.com/playlist?list=PLFE3074A4CB751B2B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5" table:formula="of:=[.D24]+([.B27]*[.C27]/[.$B$3]*7)" office:value-type="date" office:date-value="2026-07-04T15:00:00" calcext:value-type="date">
            <text:p>07/04/26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C: Electromagnetism, IISER Bhopal (https://nptel.ac.in/courses/115106122) (check for missing videos: https://www.youtube.com/playlist?list=PLD07B2225BB40E582)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style-name="ce5" table:formula="of:=[.D27]+([.B28]*[.C28]/[.$B$3]*7)" office:value-type="date" office:date-value="2026-07-15T03:00:00" calcext:value-type="date">
            <text:p>07/15/26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Core CS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Systematic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5" table:formula="of:=[.D28]+([.B31]*[.C31]/[.$B$3]*7)" office:value-type="date" office:date-value="2026-08-04T14:24:00" calcext:value-type="date">
            <text:p>08/04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ass-based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5" table:formula="of:=[.D31]+([.B32]*[.C32]/[.$B$3]*7)" office:value-type="date" office:date-value="2026-08-22T19:12:00" calcext:value-type="date">
            <text:p>08/22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5" table:formula="of:=[.D32]+([.B33]*[.C33]/[.$B$3]*7)" office:value-type="date" office:date-value="2026-09-03T08:24:00" calcext:value-type="date">
            <text:p>09/03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bject-Oriented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5" table:formula="of:=[.D33]+([.B34]*[.C34]/[.$B$3]*7)" office:value-type="date" office:date-value="2026-09-21T13:12:00" calcext:value-type="date">
            <text:p>09/21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Architectur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table:formula="of:=[.D34]+([.B35]*[.C35]/[.$B$3]*7)" office:value-type="date" office:date-value="2026-09-24T08:24:00" calcext:value-type="date">
            <text:p>09/24/26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CS Tools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The Missing Semester of Your CS Educati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5" table:formula="of:=[.D35]+([.B38]*[.C38]/[.$B$3]*7)" office:value-type="date" office:date-value="2026-09-28T13:12:00" calcext:value-type="date">
            <text:p>09/28/26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Core systems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Build a Modern Computer from First Principles: From Nand to Tetri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5" table:formula="of:=[.D38]+([.B41]*[.C41]/[.$B$3]*7)" office:value-type="date" office:date-value="2026-10-09T01:12:00" calcext:value-type="date">
            <text:p>10/09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uild a Modern Computer from First Principles: Nand to Tetris Part II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5" table:formula="of:=[.D41]+([.B42]*[.C42]/[.$B$3]*7)" office:value-type="date" office:date-value="2026-10-24T19:12:00" calcext:value-type="date">
            <text:p>10/24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perating Systems: Three Easy Piece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5" table:formula="of:=[.D42]+([.B43]*[.C43]/[.$B$3]*7)" office:value-type="date" office:date-value="2026-11-09T04:48:00" calcext:value-type="date">
            <text:p>11/09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uter Networking: a Top-Down Approach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table:formula="of:=[.D43]+([.B44]*[.C44]/[.$B$3]*7)" office:value-type="date" office:date-value="2026-11-20T09:36:00" calcext:value-type="date">
            <text:p>11/20/26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Core theory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Algorithms: Design and Analysis, Part 1 (alternative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5" table:formula="of:=[.D44]+([.B47]*[.C47]/[.$B$3]*7)" office:value-type="date" office:date-value="2026-11-28T19:12:00" calcext:value-type="date">
            <text:p>11/28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lgorithms: Design and Analysis, Part 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5" table:formula="of:=[.D47]+([.B48]*[.C48]/[.$B$3]*7)" office:value-type="date" office:date-value="2026-12-07T04:48:00" calcext:value-type="date">
            <text:p>12/07/26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Core security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Cybersecurity Fundamental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5" table:formula="of:=[.D48]+([.B51]*[.C51]/[.$B$3]*7)" office:value-type="date" office:date-value="2026-12-22T14:24:00" calcext:value-type="date">
            <text:p>12/22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inciples of Secure Coding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table:formula="of:=[.D51]+([.B52]*[.C52]/[.$B$3]*7)" office:value-type="date" office:date-value="2026-12-25T09:36:00" calcext:value-type="date">
            <text:p>12/25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entifying Security Vulnerabilitie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table:formula="of:=[.D52]+([.B53]*[.C53]/[.$B$3]*7)" office:value-type="date" office:date-value="2026-12-28T04:48:00" calcext:value-type="date">
            <text:p>12/28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entifying Security Vulnerabilities in C/C++Programm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table:formula="of:=[.D53]+([.B54]*[.C54]/[.$B$3]*7)" office:value-type="date" office:date-value="2026-12-31T16:48:00" calcext:value-type="date">
            <text:p>12/31/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ploiting and Securing Vulnerabilities in Java Application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table:formula="of:=[.D54]+([.B55]*[.C55]/[.$B$3]*7)" office:value-type="date" office:date-value="2027-01-04T04:48:00" calcext:value-type="date">
            <text:p>01/04/27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Core applications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Databases: Modeling and The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5" table:formula="of:=[.D55]+([.B58]*[.C58]/[.$B$3]*7)" office:value-type="date" office:date-value="2027-01-07T16:48:00" calcext:value-type="date">
            <text:p>01/07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tabases: Relational Databases and SQ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5" table:formula="of:=[.D58]+([.B59]*[.C59]/[.$B$3]*7)" office:value-type="date" office:date-value="2027-01-11T04:48:00" calcext:value-type="date">
            <text:p>01/11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tabases: Semistructured Dat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5" table:formula="of:=[.D59]+([.B60]*[.C60]/[.$B$3]*7)" office:value-type="date" office:date-value="2027-01-14T16:48:00" calcext:value-type="date">
            <text:p>01/14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5" table:formula="of:=[.D60]+([.B61]*[.C61]/[.$B$3]*7)" office:value-type="date" office:date-value="2027-02-01T00:36:00" calcext:value-type="date">
            <text:p>02/01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uter Graphic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5" table:formula="of:=[.D61]+([.B62]*[.C62]/[.$B$3]*7)" office:value-type="date" office:date-value="2027-02-13T15:00:00" calcext:value-type="date">
            <text:p>02/13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Engineering: Introduction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5" table:formula="of:=[.D62]+([.B63]*[.C63]/[.$B$3]*7)" office:value-type="date" office:date-value="2027-02-23T01:48:00" calcext:value-type="date">
            <text:p>02/23/27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Core ethics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Ethics, Technology and Engineerin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5" table:formula="of:=[.D63]+([.B66]*[.C66]/[.$B$3]*7)" office:value-type="date" office:date-value="2027-02-26T05:24:00" calcext:value-type="date">
            <text:p>02/26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roduction to Intellectual Propert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5" table:formula="of:=[.D66]+([.B67]*[.C67]/[.$B$3]*7)" office:value-type="date" office:date-value="2027-02-27T15:00:00" calcext:value-type="date">
            <text:p>02/27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ta Privacy Fundamentals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table:formula="of:=[.D67]+([.B68]*[.C68]/[.$B$3]*7)" office:value-type="date" office:date-value="2027-03-01T04:48:00" calcext:value-type="date">
            <text:p>03/01/2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Advanced programm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rallel Programm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table:formula="of:=[.D68]+([.B71]*[.C71]/[.$B$3]*7)" office:value-type="date" office:date-value="2027-03-06T02:24:00" calcext:value-type="date">
            <text:p>03/06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iler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5" table:formula="of:=[.D71]+([.B72]*[.C72]/[.$B$3]*7)" office:value-type="date" office:date-value="2027-03-17T03:00:00" calcext:value-type="date">
            <text:p>03/17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roduction to Haskell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  <table:table-cell table:style-name="ce5" table:formula="of:=[.D72]+([.B73]*[.C73]/[.$B$3]*7)" office:value-type="date" office:date-value="2027-04-03T06:36:00" calcext:value-type="date">
            <text:p>04/03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arn Prolog Now! (alternative)*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7" calcext:value-type="float">
            <text:p>7</text:p>
          </table:table-cell>
          <table:table-cell table:style-name="ce5" table:formula="of:=[.D73]+([.B74]*[.C74]/[.$B$3]*7)" office:value-type="date" office:date-value="2027-04-17T23:24:00" calcext:value-type="date">
            <text:p>04/17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Debuggin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5" table:formula="of:=[.D74]+([.B75]*[.C75]/[.$B$3]*7)" office:value-type="date" office:date-value="2027-04-26T09:00:00" calcext:value-type="date">
            <text:p>04/26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Test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table:formula="of:=[.D75]+([.B76]*[.C76]/[.$B$3]*7)" office:value-type="date" office:date-value="2027-04-30T13:48:00" calcext:value-type="date">
            <text:p>04/30/27</text:p>
          </table:table-cell>
          <table:table-cell table:number-columns-repeated="16380"/>
        </table:table-row>
        <table:table-row table:style-name="ro1">
          <table:table-cell table:style-name="ce12"/>
          <table:table-cell table:style-name="ce17" table:number-columns-repeated="3"/>
          <table:table-cell table:number-columns-repeated="16380"/>
        </table:table-row>
        <table:table-row table:style-name="ro1">
          <table:table-cell table:style-name="ce2" office:value-type="string" calcext:value-type="string">
            <text:p>Advanced systems</text:p>
          </table:table-cell>
          <table:table-cell table:style-name="ce17" table:number-columns-repeated="3"/>
          <table:table-cell table:number-columns-repeated="16380"/>
        </table:table-row>
        <table:table-row table:style-name="ro1">
          <table:table-cell table:style-name="ce12" office:value-type="string" calcext:value-type="string">
            <text:p>Computation Structures 1: Digital Circuits alternative 1 alternative 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style-name="ce5" table:formula="of:=[.D76]+([.B79]*[.C79]/[.$B$3]*7)" office:value-type="date" office:date-value="2027-05-11T01:48:00" calcext:value-type="date">
            <text:p>05/11/27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Computation Structures 2: Computer Architecture</text:p>
          </table:table-cell>
          <table:table-cell table:style-name="ce18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style-name="ce5" table:formula="of:=[.D79]+([.B80]*[.C80]/[.$B$3]*7)" office:value-type="date" office:date-value="2027-05-21T13:48:00" calcext:value-type="date">
            <text:p>05/21/27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Computation Structures 3: Computer Organization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style-name="ce5" table:formula="of:=[.D80]+([.B81]*[.C81]/[.$B$3]*7)" office:value-type="date" office:date-value="2027-06-01T01:48:00" calcext:value-type="date">
            <text:p>06/01/27</text:p>
          </table:table-cell>
          <table:table-cell table:number-columns-repeated="16380"/>
        </table:table-row>
        <table:table-row table:style-name="ro1">
          <table:table-cell table:style-name="ce12"/>
          <table:table-cell table:style-name="ce17" table:number-columns-repeated="3"/>
          <table:table-cell table:number-columns-repeated="16380"/>
        </table:table-row>
        <table:table-row table:style-name="ro1">
          <table:table-cell table:style-name="ce2" office:value-type="string" calcext:value-type="string">
            <text:p>Advanced theory</text:p>
          </table:table-cell>
          <table:table-cell table:style-name="ce17"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Theory of Computation 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5" table:formula="of:=[.D81]+([.B84]*[.C84]/[.$B$3]*7)" office:value-type="date" office:date-value="2027-06-23T19:48:00" calcext:value-type="date">
            <text:p>06/23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utational Geometr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5" table:formula="of:=[.D84]+([.B85]*[.C85]/[.$B$3]*7)" office:value-type="date" office:date-value="2027-07-16T05:24:00" calcext:value-type="date">
            <text:p>07/16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ame Theor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5" table:formula="of:=[.D85]+([.B86]*[.C86]/[.$B$3]*7)" office:value-type="date" office:date-value="2027-07-20T10:12:00" calcext:value-type="date">
            <text:p>07/20/27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Advanced Information Security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Web Security Fundamental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table:formula="of:=[.D86]+([.B89]*[.C89]/[.$B$3]*7)" office:value-type="date" office:date-value="2027-07-24T19:12:00" calcext:value-type="date">
            <text:p>07/24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urity Governance &amp; Complianc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table:formula="of:=[.D89]+([.B90]*[.C90]/[.$B$3]*7)" office:value-type="date" office:date-value="2027-07-26T09:00:00" calcext:value-type="date">
            <text:p>07/26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gital Forensics Concepts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table:formula="of:=[.D90]+([.B91]*[.C91]/[.$B$3]*7)" office:value-type="date" office:date-value="2027-07-27T22:48:00" calcext:value-type="date">
            <text:p>07/27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ure Software Development: Requirements, Design, and Reu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" table:formula="of:=[.D91]+([.B92]*[.C92]/[.$B$3]*7)" office:value-type="date" office:date-value="2027-07-30T09:36:00" calcext:value-type="date">
            <text:p>07/30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ure Software Development: Implementa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" table:formula="of:=[.D92]+([.B93]*[.C93]/[.$B$3]*7)" office:value-type="date" office:date-value="2027-08-01T20:24:00" calcext:value-type="date">
            <text:p>08/01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ure Software Development: Verification and More Specialized Topic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" table:formula="of:=[.D93]+([.B94]*[.C94]/[.$B$3]*7)" office:value-type="date" office:date-value="2027-08-04T07:12:00" calcext:value-type="date">
            <text:p>08/04/27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Advanced math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Essence of Linear Algebra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0" calcext:value-type="float">
            <text:p>10</text:p>
          </table:table-cell>
          <table:table-cell table:style-name="ce5" table:formula="of:=[.D94]+([.B97]*[.C97]/[.$B$3]*7)" office:value-type="date" office:date-value="2027-08-28T19:12:00" calcext:value-type="date">
            <text:p>08/28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near Algebr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5" table:formula="of:=[.D97]+([.B98]*[.C98]/[.$B$3]*7)" office:value-type="date" office:date-value="2027-09-27T04:48:00" calcext:value-type="date">
            <text:p>09/27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roduction to Numerical Method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5" table:formula="of:=[.D98]+([.B99]*[.C99]/[.$B$3]*7)" office:value-type="date" office:date-value="2027-10-26T14:24:00" calcext:value-type="date">
            <text:p>10/26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roduction to Formal Logi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5" table:formula="of:=[.D99]+([.B100]*[.C100]/[.$B$3]*7)" office:value-type="date" office:date-value="2027-11-06T02:24:00" calcext:value-type="date">
            <text:p>11/06/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5" table:formula="of:=[.D100]+([.B101]*[.C101]/[.$B$3]*7)" office:value-type="date" office:date-value="2027-11-27T02:24:00" calcext:value-type="date">
            <text:p>11/27/27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Fundamentals of Physics</text:p>
          </table:table-cell>
          <table:table-cell table:style-name="ce1" office:value-type="string" calcext:value-type="string">
            <text:p>(Requirements : Single variable calculus, elementary vectors and complex numbers.)</text:p>
          </table:table-cell>
          <table:table-cell/>
          <table:table-cell table:style-name="ce5"/>
          <table:table-cell table:number-columns-repeated="16380"/>
        </table:table-row>
        <table:table-row table:style-name="ro2">
          <table:table-cell office:value-type="string" calcext:value-type="string">
            <text:p>Fundamentals of Physics 1 (<text:a xlink:href="https://oyc.yale.edu/physics/phys-200" xlink:type="simple">https://oyc.yale.edu/physics/phys-200</text:a>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5" table:formula="of:=[.D101]+([.B104]*[.C104]/[.$B$3]*7)" office:value-type="date" office:date-value="2027-12-08T11:24:00" calcext:value-type="date">
            <text:p>12/08/27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undamentals of Physcis 2 (<text:a xlink:href="https://oyc.yale.edu/physics/phys-201" xlink:type="simple">https://oyc.yale.edu/physics/phys-201</text:a>)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5" table:formula="of:=[.D104]+([.B105]*[.C105]/[.$B$3]*7)" office:value-type="date" office:date-value="2027-12-20T17:24:00" calcext:value-type="date">
            <text:p>12/20/27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Final project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Fullstack Op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5" table:formula="of:=[.D105]+([.B108]*[.C108]/[.$B$3]*7)" office:value-type="date" office:date-value="2028-01-21T05:24:00" calcext:value-type="date">
            <text:p>01/21/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dern Robotic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5" table:formula="of:=[.D108]+([.B109]*[.C109]/[.$B$3]*7)" office:value-type="date" office:date-value="2028-02-08T10:12:00" calcext:value-type="date">
            <text:p>02/08/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ta Min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5" table:formula="of:=[.D109]+([.B110]*[.C110]/[.$B$3]*7)" office:value-type="date" office:date-value="2028-02-29T10:12:00" calcext:value-type="date">
            <text:p>02/29/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ig Data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5" table:formula="of:=[.D110]+([.B111]*[.C111]/[.$B$3]*7)" office:value-type="date" office:date-value="2028-03-21T10:12:00" calcext:value-type="date">
            <text:p>03/21/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ernet of Things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5" table:formula="of:=[.D111]+([.B112]*[.C112]/[.$B$3]*7)" office:value-type="date" office:date-value="2028-04-06T04:12:00" calcext:value-type="date">
            <text:p>04/06/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oud Comput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5" table:formula="of:=[.D112]+([.B113]*[.C113]/[.$B$3]*7)" office:value-type="date" office:date-value="2028-04-27T04:12:00" calcext:value-type="date">
            <text:p>04/27/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ta Science (Specialization)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5" table:formula="of:=[.D113]+([.B114]*[.C114]/[.$B$3]*7)" office:value-type="date" office:date-value="2028-05-27T06:36:00" calcext:value-type="date">
            <text:p>05/27/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unctional Programming in Scala (Specialization)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style-name="ce5" table:formula="of:=[.D114]+([.B115]*[.C115]/[.$B$3]*7)" office:value-type="date" office:date-value="2028-06-21T15:36:00" calcext:value-type="date">
            <text:p>06/21/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ame Design and Development with Unity 2020 (Specialization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7" table:formula="of:=[.D115]+([.B116]*[.C116]/[.$B$3]*7)" office:value-type="date" office:date-value="2028-06-26T21:36:00" calcext:value-type="date">
            <text:p>06/26/28</text:p>
          </table:table-cell>
          <table:table-cell table:number-columns-repeated="16380"/>
        </table:table-row>
        <table:table-row table:style-name="ro1" table:number-rows-repeated="1048456">
          <table:table-cell table:number-columns-repeated="16384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 style:data-style-name="N2" text:time-value="10:19:59.0076940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9:32:31.319607835</meta:creation-date>
    <dc:date>2026-01-31T10:20:23.553523000</dc:date>
    <meta:editing-duration>PT2H12M13S</meta:editing-duration>
    <meta:editing-cycles>26</meta:editing-cycles>
    <meta:generator>LibreOffice/24.2.7.2$Linux_X86_64 LibreOffice_project/420$Build-2</meta:generator>
    <meta:document-statistic meta:table-count="1" meta:cell-count="331" meta:object-count="0"/>
  </office:meta>
</office:document-meta>
</file>